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0.582083333333333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1.45520833333333cm" style:use-optimal-column-width="true"/>
    </style:style>
    <style:style style:name="co6" style:family="table-column">
      <style:table-column-properties fo:break-before="auto" style:column-width="1.40229166666667cm" style:use-optimal-column-width="true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nip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jenis kelamin</text:p>
          </table:table-cell>
          <table:table-cell office:value-type="string" table:style-name="ce2">
            <text:p>alamat</text:p>
          </table:table-cell>
          <table:table-cell office:value-type="string" table:style-name="ce2">
            <text:p>id_jabatan</text:p>
          </table:table-cell>
          <table:table-cell office:value-type="string" table:style-name="ce2">
            <text:p>password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3">
            <text:p>Nurwahyudin, S.Si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3">
            <text:p>Sirojudin, S.Pd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3">
            <text:p>Akyad, S.Si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3">
            <text:p>Muhammad Fikri Ramadhan, S.Pd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3">
            <text:p>Sri Nurhaeni, S.Psi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4">
            <text:p>Fajriatus Sholihah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4">
            <text:p>Abdul Rokhim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4">
            <text:p>Agus tarjono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4">
            <text:p>Lukman, S.Kom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4">
            <text:p>Moh. Nono Suparno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4">
            <text:p>Nono Waryono Setiawan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4">
            <text:p>Pajrur Rahman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4">
            <text:p>RAAFI'UD DAROJAT RIDWANSYAH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4">
            <text:p>RINA SUHESTIANINGSIH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4">
            <text:p>Sugianto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table:number-columns-repeated="16378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3">
            <text:p>Budiyanto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3">
            <text:p>DANI SARDANI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8" table:style-name="ce2">
            <text:p>8</text:p>
          </table:table-cell>
          <table:table-cell office:value-type="float" office:value="17" table:style-name="ce2">
            <text:p>17</text:p>
          </table:table-cell>
          <table:table-cell table:number-columns-repeated="16378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3">
            <text:p>Maksum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table:number-columns-repeated="16378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3">
            <text:p>Sumida</text:p>
          </table:table-cell>
          <table:table-cell office:value-type="string" table:style-name="ce2">
            <text:p>Laki-laki</text:p>
          </table:table-cell>
          <table:table-cell office:value-type="string" table:style-name="ce2">
            <text:p>Cirebon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210</meta:generator>
    <dc:creator>apriansyahrs</dc:creator>
    <meta:creation-date>2020-07-29T10:03:14Z</meta:creation-date>
    <dc:date>2024-01-02T08:44:21Z</dc:date>
    <meta:editing-cycles>4</meta:editing-cycles>
    <meta:editing-duration>PT177S</meta:editing-duration>
  </office:meta>
</office:document-meta>
</file>